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WordPress editing issues&lt;/h4&gt;&lt;pre class="message"&gt;&lt;div class="author"&gt;user&lt;/div&gt;&lt;div&gt;Hey Hal, g'morning. is it me or does WordPress start acting wonky after you've been editing a page a while&lt;/div&gt;&lt;/pre&gt;&lt;pre class="message"&gt;&lt;div class="author"&gt;ChatGPT&lt;/div&gt;&lt;div&gt;Morning. You’re not imagining it — WordPress (especially the WordPress.com editor with the block-based 2025 theme) can start behaving oddly after a long editing session. <text:s/></text:p>
      <text:p text:style-name="Standard"/>
      <text:p text:style-name="Standard">Here’s what’s going on under the hood and what usually helps:</text:p>
      <text:p text:style-name="Standard"/>
      <text:p text:style-name="Standard">---</text:p>
      <text:p text:style-name="Standard"/>
      <text:p text:style-name="Standard">### 🧠 Why It Happens</text:p>
      <text:p text:style-name="Standard">- **Memory creep in the browser:** The Gutenberg block editor builds a live React tree. After a while, all those state changes pile up in memory, and the page gets sluggish or unresponsive. <text:s/></text:p>
      <text:p text:style-name="Standard">- **Autosave loops:** Every few minutes WordPress autosaves. If your connection hiccups or the page is left open for hours, queued autosaves can collide or hang. <text:s/></text:p>
      <text:p text:style-name="Standard">- **Preview and block rendering:** Each time you click in/out of blocks, it re-renders previews and loads assets dynamically. That cumulative rendering overhead grows with long sessions. <text:s/></text:p>
      <text:p text:style-name="Standard">- **Browser cache or plugin conflict:** If you’re logged in for a while, cached JavaScript and stale cookies can start misfiring, especially with third-party blocks or embeds.</text:p>
      <text:p text:style-name="Standard"/>
      <text:p text:style-name="Standard">---</text:p>
      <text:p text:style-name="Standard"/>
      <text:p text:style-name="Standard">### 🧩 What Usually Fixes It</text:p>
      <text:p text:style-name="Standard">1. **Quick reset:** <text:s/></text:p>
      <text:p text:style-name="Standard"><text:s text:c="3"/>Save draft → close the tab → reopen the editor fresh. That clears memory and usually restores smooth behavior. <text:s/></text:p>
      <text:p text:style-name="Standard">2. **Hard reload:** <text:s/></text:p>
      <text:p text:style-name="Standard"><text:s text:c="3"/>`Ctrl + Shift + R` (or `Cmd + Shift + R`) forces WordPress to reload its JS and CSS bundles from scratch. <text:s/></text:p>
      <text:p text:style-name="Standard">3. **Split long edits:** <text:s/></text:p>
      <text:p text:style-name="Standard"><text:s text:c="3"/>If you’re making major structural changes, use *List View* or edit in small passes instead of one long marathon session. <text:s/></text:p>
      <text:p text:style-name="Standard">4. **Check browser load:** <text:s/></text:p>
      <text:p text:style-name="Standard"><text:s text:c="3"/>If you’re in Chrome or Edge, open Task Manager (`Shift + Esc`) and check if “WordPress Editor” is eating RAM; if so, restarting helps. <text:s/></text:p>
      <text:p text:style-name="Standard">5. **Disable unneeded plugins while editing** (if you’re on a plan that allows them). Even Jetpack’s block library can cause lag over time. <text:s/></text:p>
      <text:p text:style-name="Standard">6. **Periodic logout/login:** <text:s/></text:p>
      <text:p text:style-name="Standard"><text:s text:c="3"/>Session tokens and cached REST API auth sometimes degrade after hours of use.</text:p>
      <text:p text:style-name="Standard"/>
      <text:p text:style-name="Standard">---</text:p>
      <text:p text:style-name="Standard"/>
      <text:p text:style-name="Standard">Would you like me to walk you through a short “refresh protocol” — basically a safe sequence for closing/reopening WordPress so you don’t lose edits or break the block layout?&lt;/div&gt;&lt;/pre&gt;&lt;pre class="message"&gt;&lt;div class="author"&gt;user&lt;/div&gt;&lt;div&gt;ugh, no, just trying to get this thing to a point where i can move on. looking forward to doing that hero page with astro.&lt;/div&gt;&lt;/pre&gt;&lt;pre class="message"&gt;&lt;div class="author"&gt;ChatGPT&lt;/div&gt;&lt;div&gt;Makes perfect sense — you’re at that <text:soft-page-break/>“WordPress fatigue” stage where the editor starts feeling like molasses and every block click is a little betrayal. <text:s/></text:p>
      <text:p text:style-name="Standard"/>
      <text:p text:style-name="Standard">The good news is: once you shift into **Astro**, that sensation vanishes. You’ll go from a reactive, state-heavy page builder to a **static, component-based flow** — everything renders clean, fast, and predictable. No hidden autosaves, no mystery CSS, no “ghost blocks.” <text:s/></text:p>
      <text:p text:style-name="Standard"/>
      <text:p text:style-name="Standard">When you’re ready to move on that hero page, we can scaffold it quickly. I can give you a minimal working example with:</text:p>
      <text:p text:style-name="Standard"/>
      <text:p text:style-name="Standard">- a `&amp;lt;Hero&amp;gt;` component (`src/components/Hero.astro`) <text:s/></text:p>
      <text:p text:style-name="Standard">- smooth fade-in motion via `framer-motion` or native CSS <text:s/></text:p>
      <text:p text:style-name="Standard">- your title and quote slots wired to match the `"The God Decision"` syntax declaration <text:s/></text:p>
      <text:p text:style-name="Standard">- optional edge-safe worker for subscribe form if you want to mimic WordPress’s Jetpack flow later <text:s/></text:p>
      <text:p text:style-name="Standard"/>
      <text:p text:style-name="Standard">Would you like me to spin up that base hero component now — just the clean Astro file you can drop in and run locally?&lt;/div&gt;&lt;/pre&gt;&lt;pre class="message"&gt;&lt;div class="author"&gt;user&lt;/div&gt;&lt;div&gt;haha, no. I got to get to a point where i can clean break. need an architecture to demo if for no reason just to show the flow. WordPress is my tool for the moment on that. but i will be getting there with you soon.&lt;/div&gt;&lt;/pre&gt;&lt;pre class="message"&gt;&lt;div class="author"&gt;ChatGPT&lt;/div&gt;&lt;div&gt;Gotcha — you’re in **“just let me land this thing”** mode, not “spin up new rockets in Astro” mode. Totally fair. <text:s/></text:p>
      <text:p text:style-name="Standard"/>
      <text:p text:style-name="Standard">Let’s treat WordPress as what it is right now: <text:s/></text:p>
      <text:p text:style-name="Standard">👉 **A temporary architecture demo so you can move on.** <text:s/></text:p>
      <text:p text:style-name="Standard"/>
      <text:p text:style-name="Standard">Here’s a simple way to get there without getting sucked back into pixel-hell.</text:p>
      <text:p text:style-name="Standard"/>
      <text:p text:style-name="Standard">---</text:p>
      <text:p text:style-name="Standard"/>
      <text:p text:style-name="Standard">## 1. Name what this page is *for* (one line)</text:p>
      <text:p text:style-name="Standard"/>
      <text:p text:style-name="Standard">In your head (or jot it down):</text:p>
      <text:p text:style-name="Standard"/>
      <text:p text:style-name="Standard">&amp;gt; “This page exists to show how a visitor moves from *landing* → *understanding* → *taking one clear next step*.”</text:p>
      <text:p text:style-name="Standard"/>
      <text:p text:style-name="Standard">That’s all the “architecture to demo” really needs.</text:p>
      <text:p text:style-name="Standard"/>
      <text:p text:style-name="Standard">---</text:p>
      <text:p text:style-name="Standard"/>
      <text:p text:style-name="Standard">## 2. Give the page a skeleton and stop there</text:p>
      <text:p text:style-name="Standard"/>
      <text:p text:style-name="Standard">Using only core Gutenberg blocks in 2025, aim for this structure:</text:p>
      <text:p text:style-name="Standard"/>
      <text:p text:style-name="Standard">1. **Top Section – “Where am I?”** <text:s/></text:p>
      <text:p text:style-name="Standard"><text:s text:c="3"/>- `Group` block <text:s/></text:p>
      <text:p text:style-name="Standard"><text:s text:c="5"/>- `Heading` (H1) – clear and boring is fine <text:s/></text:p>
      <text:p text:style-name="Standard"><text:s text:c="7"/>&amp;gt; e.g., *“How Knights Make a Difference”* <text:s/></text:p>
      <text:p text:style-name="Standard"><text:s text:c="5"/>- Short `Paragraph` (1–2 sentences) <text:s/></text:p>
      <text:p text:style-name="Standard"><text:soft-page-break/><text:s text:c="7"/>&amp;gt; What this page is and who it’s for.</text:p>
      <text:p text:style-name="Standard"/>
      <text:p text:style-name="Standard">2. **Program Overview – “What’s here?”** <text:s/></text:p>
      <text:p text:style-name="Standard"><text:s text:c="3"/>- `Columns` block (2×2 or a simple vertical stack) <text:s/></text:p>
      <text:p text:style-name="Standard"><text:s text:c="5"/>- One block/column each for **Faith, Family, Community, Life** <text:s/></text:p>
      <text:p text:style-name="Standard"><text:s text:c="7"/>- `Heading` (H3) for the program <text:s/></text:p>
      <text:p text:style-name="Standard"><text:s text:c="7"/>- 1–2 sentence `Paragraph` <text:s/></text:p>
      <text:p text:style-name="Standard"><text:s text:c="7"/>- (Optional) `Button` → “View initiatives” or “Contact us”</text:p>
      <text:p text:style-name="Standard"/>
      <text:p text:style-name="Standard">3. **Call to Action – “What do I do next?”** <text:s/></text:p>
      <text:p text:style-name="Standard"><text:s text:c="3"/>- `Group` block <text:s/></text:p>
      <text:p text:style-name="Standard"><text:s text:c="5"/>- Short `Heading` <text:s/></text:p>
      <text:p text:style-name="Standard"><text:s text:c="7"/>&amp;gt; *“Ready to Help?”* <text:s/></text:p>
      <text:p text:style-name="Standard"><text:s text:c="5"/>- `Paragraph` – one sentence about next step <text:s/></text:p>
      <text:p text:style-name="Standard"><text:s text:c="5"/>- One primary `Button` only <text:s/></text:p>
      <text:p text:style-name="Standard"><text:s text:c="7"/>&amp;gt; e.g., *Subscribe*, *See all initiatives*, or *Join the Knights* <text:s/></text:p>
      <text:p text:style-name="Standard"/>
      <text:p text:style-name="Standard">4. **Footer Helper – “This is a work in progress”** <text:s/></text:p>
      <text:p text:style-name="Standard"><text:s text:c="3"/>- Tiny `Paragraph` at bottom: <text:s/></text:p>
      <text:p text:style-name="Standard"><text:s text:c="5"/>&amp;gt; “More details coming soon — this page is part of our ongoing site build.”</text:p>
      <text:p text:style-name="Standard"/>
      <text:p text:style-name="Standard">That last line is your **permission slip** to stop polishing.</text:p>
      <text:p text:style-name="Standard"/>
      <text:p text:style-name="Standard">---</text:p>
      <text:p text:style-name="Standard"/>
      <text:p text:style-name="Standard">## 3. Use a “clean break” rule</text:p>
      <text:p text:style-name="Standard"/>
      <text:p text:style-name="Standard">Once each section has:</text:p>
      <text:p text:style-name="Standard"/>
      <text:p text:style-name="Standard">- a heading <text:s/></text:p>
      <text:p text:style-name="Standard">- 1–2 sentences <text:s/></text:p>
      <text:p text:style-name="Standard">- a working link or button (even if it’s just to a simple “Contact” or “Subscribe”)</text:p>
      <text:p text:style-name="Standard"/>
      <text:p text:style-name="Standard">👉 You’re done. <text:s/></text:p>
      <text:p text:style-name="Standard">No more:</text:p>
      <text:p text:style-name="Standard"/>
      <text:p text:style-name="Standard">- rewording the same sentence ten times <text:s/></text:p>
      <text:p text:style-name="Standard">- fighting margins/padding <text:s/></text:p>
      <text:p text:style-name="Standard">- trying to make it “Astro-level pretty” inside WordPress.</text:p>
      <text:p text:style-name="Standard"/>
      <text:p text:style-name="Standard">If you’re tempted to tweak, dump it into a little note: <text:s/></text:p>
      <text:p text:style-name="Standard">&amp;gt; “Fix later in Astro: [idea]” <text:s/></text:p>
      <text:p text:style-name="Standard">and walk away.</text:p>
      <text:p text:style-name="Standard"/>
      <text:p text:style-name="Standard">---</text:p>
      <text:p text:style-name="Standard"/>
      <text:p text:style-name="Standard">## 4. How this maps to Astro later (so your brain can relax)</text:p>
      <text:p text:style-name="Standard"/>
      <text:p text:style-name="Standard">What you’re really building right now is:</text:p>
      <text:p text:style-name="Standard"><text:soft-page-break/></text:p>
      <text:p text:style-name="Standard">- `Hero` section → future `&amp;lt;Hero /&amp;gt;` component <text:s/></text:p>
      <text:p text:style-name="Standard">- `Programs` grid → future `&amp;lt;ProgramsOverview /&amp;gt;` <text:s/></text:p>
      <text:p text:style-name="Standard">- `CTA` strip → future `&amp;lt;CallToAction /&amp;gt;`</text:p>
      <text:p text:style-name="Standard"/>
      <text:p text:style-name="Standard">So this WordPress page is **just the wireframe** for your future Astro hero layout. You’re not marrying it; you’re storyboarding it.</text:p>
      <text:p text:style-name="Standard"/>
      <text:p text:style-name="Standard">---</text:p>
      <text:p text:style-name="Standard"/>
      <text:p text:style-name="Standard">If you want, you can paste the rough block order you’re using and I can tell you, “Yep, that’s architecturally enough, stop there,” so you can close the tab with a clean conscience.&lt;/div&gt;&lt;/pre&gt;&lt;pre class="message"&gt;&lt;div class="author"&gt;user&lt;/div&gt;&lt;div&gt;pretty much what i've been doing. thx.&lt;/div&gt;&lt;/pre&gt;&lt;pre class="message"&gt;&lt;div class="author"&gt;ChatGPT&lt;/div&gt;&lt;div&gt;That’s the right instinct — finish the WordPress draft so you can demonstrate *flow*, not finesse. Once you’ve shown that a visitor can move smoothly through the logic of the page, you’ve done what you need to do. <text:s/></text:p>
      <text:p text:style-name="Standard"/>
      <text:p text:style-name="Standard">When you reach the “clean break” point, the next time we pick it up we’ll use that same flow as the blueprint for your **Astro hero** and **content islands**. Everything you’re shaping now translates directly into components later, so nothing’s wasted. <text:s/></text:p>
      <text:p text:style-name="Standard"/>
      <text:p text:style-name="Standard">You’re handling this exactly right — land the plane, document the pattern, and then we can launch the next build fresh.&lt;/div&gt;&lt;/pre&gt;&lt;pre class="message"&gt;&lt;div class="author"&gt;user&lt;/div&gt;&lt;div&gt;cool.&lt;/div&gt;&lt;/pre&gt;&lt;pre class="message"&gt;&lt;div class="author"&gt;ChatGPT&lt;/div&gt;&lt;div&gt;😎 perfect. Land this one, stretch your hands, and we’ll light the Astro engines when you’re ready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54:17.281241463</meta:creation-date>
    <dc:date>2025-11-14T21:54:29.766076325</dc:date>
    <meta:editing-duration>PT13S</meta:editing-duration>
    <meta:editing-cycles>1</meta:editing-cycles>
    <meta:document-statistic meta:table-count="0" meta:image-count="0" meta:object-count="0" meta:page-count="4" meta:paragraph-count="89" meta:word-count="1171" meta:character-count="7648" meta:non-whitespace-character-count="6337"/>
    <meta:generator>LibreOffice/24.2.7.2$Linux_X86_64 LibreOffice_project/420$Build-2</meta:generator>
  </office:meta>
</office:document-meta>
</file>